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5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or supuesto. Aquí tenés una redacción clara y precisa del modelo, su especialización para el problema del tablero, y el proceso de resolución paso a paso, tal como lo has definido:</text:p>
      <text:p text:style-name="Horizontal_20_Line"/>
      <text:h text:style-name="Heading_20_2" text:outline-level="2">🔷 Modelo de cálculo inspirado en la vida</text:h>
      <text:h text:style-name="Heading_20_3" text:outline-level="3">Resolución estructural de problemas mediante reproducción informada</text:h>
      <text:p text:style-name="Text_20_body">El sistema descrito es una <text:span text:style-name="Strong_20_Emphasis">máquina conceptual basada en los principios de la vida</text:span>.<text:line-break/>Su arquitectura reproduce las funciones esenciales de un organismo viviente: ADN como memoria, reproducción como procesador, individuos como unidades activas y un ciclo de vida como motor del cálculo.</text:p>
      <text:h text:style-name="Heading_20_3" text:outline-level="3">📌 Componentes del modelo</text:h>
      <text:list xml:id="list2602015683" text:style-name="L1">
        <text:list-item>
          <text:p text:style-name="P2"><text:span text:style-name="Strong_20_Emphasis">ADN</text:span>:<text:line-break/>Memoria de solo lectura que almacena los datos del problema.<text:line-break/>Su contenido depende del problema que se quiere resolver.</text:p>
        </text:list-item>
        <text:list-item>
          <text:p text:style-name="P2"><text:span text:style-name="Strong_20_Emphasis">Reproducción</text:span>:<text:line-break/>El mecanismo lógico que transforma el ADN del individuo padre para crear uno o más hijos, cada uno con un nuevo ADN.<text:line-break/>En este sistema, la reproducción equivale a una operación de cálculo: no modifica el ADN existente, sino que <text:span text:style-name="Strong_20_Emphasis">crea una nueva copia modificada</text:span>.</text:p>
        </text:list-item>
        <text:list-item>
          <text:p text:style-name="P2"><text:span text:style-name="Strong_20_Emphasis">Individuos</text:span>:<text:line-break/>Son las unidades activas del sistema.<text:line-break/>Cada uno contiene un ADN, se reproduce y luego muere.<text:line-break/>Cumplen un ciclo de vida breve pero funcional: <text:span text:style-name="Strong_20_Emphasis">nacen, se reproducen, mueren</text:span>.<text:line-break/>No toman decisiones, no evalúan. Solo ejecutan su función.</text:p>
        </text:list-item>
        <text:list-item>
          <text:p text:style-name="P2"><text:span text:style-name="Strong_20_Emphasis">Ciclo de vida</text:span>:<text:line-break/>Define el comportamiento de cada individuo.<text:line-break/>Tras nacer, un individuo lee su ADN, se reproduce, y desaparece.<text:line-break/>Su descendencia continúa el proceso.</text:p>
        </text:list-item>
      </text:list>
      <text:p text:style-name="Horizontal_20_Line"/>
      <text:h text:style-name="Heading_20_2" text:outline-level="2">🔶 Especialización del sistema para un problema concreto</text:h>
      <text:p text:style-name="Text_20_body"><text:span text:style-name="Strong_20_Emphasis">Problema a resolver</text:span>:<text:line-break/>Encontrar un camino desde la casilla <text:span text:style-name="Source_20_Text">'A1'</text:span> hasta la casilla <text:span text:style-name="Source_20_Text">'H8'</text:span> en un tablero de ajedrez 8x8.<text:line-break/>Cada movimiento válido desplaza la ficha a una casilla adyacente (máx. 8 direcciones).<text:line-break/>El objetivo es <text:span text:style-name="Strong_20_Emphasis">descubrir cualquier camino posible</text:span>, no necesariamente el óptimo.</text:p>
      <text:h text:style-name="Heading_20_3" text:outline-level="3"><text:soft-page-break/>🔹 Representación del individuo</text:h>
      <text:p text:style-name="Text_20_body">Un individuo contiene en su ADN:</text:p>
      <text:list xml:id="list2011575630" text:style-name="L2">
        <text:list-item>
          <text:p text:style-name="P3"><text:span text:style-name="Source_20_Text">posición</text:span>: la casilla que ocupa actualmente la ficha (por ejemplo <text:span text:style-name="Source_20_Text">'C3'</text:span>).</text:p>
        </text:list-item>
        <text:list-item>
          <text:p text:style-name="P3"><text:span text:style-name="Source_20_Text">lista_de_antepasados</text:span>: el historial completo de casillas visitadas por sus ancestros (por ejemplo <text:span text:style-name="Source_20_Text">'A1-B2-C3'</text:span>).</text:p>
        </text:list-item>
      </text:list>
      <text:h text:style-name="Heading_20_3" text:outline-level="3">🔹 Reproducción</text:h>
      <text:p text:style-name="Text_20_body">Cada individuo genera un hijo <text:span text:style-name="Strong_20_Emphasis">por cada movimiento válido</text:span> desde su posición actual, independientemente de si esas casillas ya fueron visitadas por otros individuos o incluso por sí mismo.</text:p>
      <text:p text:style-name="Text_20_body">Para cada hijo:</text:p>
      <text:list xml:id="list1180203907" text:style-name="L3">
        <text:list-item>
          <text:p text:style-name="P4">La nueva posición es la casilla alcanzada tras el movimiento.</text:p>
        </text:list-item>
        <text:list-item>
          <text:p text:style-name="P4">La lista de antepasados se actualiza concatenando la nueva posición al historial del padre.</text:p>
        </text:list-item>
      </text:list>
      <text:p text:style-name="Text_20_body">Esto asegura que <text:span text:style-name="Strong_20_Emphasis">cada hijo es único</text:span>, incluso si ocupa la misma casilla que otro.</text:p>
      <text:p text:style-name="Horizontal_20_Line"/>
      <text:h text:style-name="Heading_20_2" text:outline-level="2">🔷 Proceso de resolución</text:h>
      <text:list xml:id="list665159474" text:style-name="L4">
        <text:list-item>
          <text:p text:style-name="P5">Se crea un <text:span text:style-name="Strong_20_Emphasis">individuo inicial</text:span> con:</text:p>
          <text:list>
            <text:list-item>
              <text:p text:style-name="P5"><text:span text:style-name="Source_20_Text">posición = 'A1'</text:span></text:p>
            </text:list-item>
            <text:list-item>
              <text:p text:style-name="P5"><text:span text:style-name="Source_20_Text">lista_de_antepasados = ''</text:span></text:p>
            </text:list-item>
          </text:list>
        </text:list-item>
        <text:list-item>
          <text:p text:style-name="P5">Este individuo se reproduce.<text:line-break/>Desde <text:span text:style-name="Source_20_Text">'A1'</text:span>, hay 3 movimientos válidos (por ejemplo <text:span text:style-name="Source_20_Text">'A2'</text:span>, <text:span text:style-name="Source_20_Text">'B1'</text:span>, <text:span text:style-name="Source_20_Text">'B2'</text:span>), así que se generan 3 hijos.</text:p>
        </text:list-item>
        <text:list-item>
          <text:p text:style-name="P5">Cada uno de esos hijos repite el ciclo:<text:line-break/>leen su ADN, generan hijos desde su posición actual (máximo 8), agregando su trayectoria al ADN, y mueren.</text:p>
        </text:list-item>
        <text:list-item>
          <text:p text:style-name="P5">Este proceso continúa, generación tras generación.<text:line-break/>El sistema <text:span text:style-name="Strong_20_Emphasis">no elige caminos ni evalúa eficiencia</text:span>.<text:line-break/>Solo se expande masivamente en todas las direcciones posibles, creando <text:span text:style-name="Strong_20_Emphasis">todos los caminos</text:span> que puedan nacer bajo su regla.</text:p>
        </text:list-item>
        <text:list-item>
          <text:p text:style-name="P5">Cuando <text:span text:style-name="Strong_20_Emphasis">nace un individuo con </text:span><text:span text:style-name="Strong_20_Emphasis"><text:span text:style-name="Source_20_Text">posición = 'H8'</text:span></text:span>, hemos alcanzado la solución:<text:line-break/>su <text:span text:style-name="Source_20_Text">lista_de_antepasados</text:span> contiene el camino desde <text:span text:style-name="Source_20_Text">'A1'</text:span> hasta <text:span text:style-name="Source_20_Text">'H8'</text:span>.</text:p>
        </text:list-item>
      </text:list>
      <text:p text:style-name="Horizontal_20_Line"/>
      <text:h text:style-name="Heading_20_2" text:outline-level="2"><text:soft-page-break/>⚙ Características observables</text:h>
      <text:list xml:id="list2525959612" text:style-name="L5">
        <text:list-item>
          <text:p text:style-name="P6">El sistema <text:span text:style-name="Strong_20_Emphasis">no filtra, no selecciona, no evita repeticiones entre individuos</text:span>.<text:line-break/>Cada camino es una posibilidad válida si puede nacer lógicamente.</text:p>
        </text:list-item>
        <text:list-item>
          <text:p text:style-name="P6">El número de pasos lógicos necesarios para resolver el problema es <text:span text:style-name="Strong_20_Emphasis">mínimo posible</text:span>:<text:line-break/><text:span text:style-name="Source_20_Text">'A1' → 'H8'</text:span> requiere 7 movimientos → <text:span text:style-name="Strong_20_Emphasis">solución encontrada en 7 generaciones</text:span>.</text:p>
        </text:list-item>
        <text:list-item>
          <text:p text:style-name="P6">Sin embargo, el costo en términos de individuos creados es <text:span text:style-name="Strong_20_Emphasis">exponencial</text:span>:<text:line-break/>Para este problema, el sistema crea <text:span text:style-name="Strong_20_Emphasis">246,664 individuos</text:span> hasta alcanzar <text:span text:style-name="Source_20_Text">'H8'</text:span>.</text:p>
        </text:list-item>
        <text:list-item>
          <text:p text:style-name="P6">Esto ilustra un principio clave:</text:p>
          <text:p text:style-name="P1"><text:span text:style-name="Strong_20_Emphasis">El sistema resuelve problemas con la máxima eficiencia en pasos, a cambio de un crecimiento explosivo en costo.</text:span></text:p>
        </text:list-item>
      </text:list>
      <text:p text:style-name="Horizontal_20_Line"/>
      <text:p text:style-name="Text_20_body">¿Querés que lo integre como una sección formal en el capítulo sobre funcionamiento del sistema? También puedo ayudarte con una <text:a xlink:type="simple" xlink:href="https://chatgpt.com/c/f" text:style-name="Internet_20_link" text:visited-style-name="Visited_20_Internet_20_Link">versión resumida para el libro</text:a>, una <text:a xlink:type="simple" xlink:href="https://chatgpt.com/c/f" text:style-name="Internet_20_link" text:visited-style-name="Visited_20_Internet_20_Link">visualización del ciclo reproductivo</text:a> o una <text:a xlink:type="simple" xlink:href="https://chatgpt.com/c/f" text:style-name="Internet_20_link" text:visited-style-name="Visited_20_Internet_20_Link">comparación con algoritmos clásicos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1T16:43:20.760000000</meta:creation-date>
    <dc:date>2025-07-01T16:45:39.958000000</dc:date>
    <meta:editing-duration>PT2M20S</meta:editing-duration>
    <meta:editing-cycles>1</meta:editing-cycles>
    <meta:document-statistic meta:table-count="0" meta:image-count="0" meta:object-count="0" meta:page-count="3" meta:paragraph-count="36" meta:word-count="648" meta:character-count="4033" meta:non-whitespace-character-count="3441"/>
    <meta:generator>LibreOffice/7.3.5.2$Windows_X86_64 LibreOffice_project/184fe81b8c8c30d8b5082578aee2fed2ea847c01</meta:generator>
  </office:meta>
</office:document-meta>
</file>